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fia pro lightregular" svg:font-family="'sofia pro lightregular', Arial, Helvetica, sans-serif"/>
    <style:font-face style:name="sofia pro semi boldregular" svg:font-family="'sofia pro semi boldregular',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style>
    <style:style style:name="P2"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officeooo:paragraph-rsid="000847a9"/>
    </style:style>
    <style:style style:name="T1" style:family="text">
      <style:text-properties fo:font-variant="normal" fo:text-transform="none" fo:color="#111f2e" style:font-name="sofia pro semi boldregular" fo:font-size="12pt" fo:letter-spacing="normal" fo:font-style="normal" fo:font-weight="bold"/>
    </style:style>
    <style:style style:name="T2" style:family="text">
      <style:text-properties fo:font-variant="normal" fo:text-transform="none" fo:color="#111f2e" style:font-name="sofia pro lightregular" fo:font-size="12pt" fo:letter-spacing="normal" fo:font-style="normal" fo:font-weight="normal"/>
    </style:style>
    <style:style style:name="T3" style:family="text">
      <style:text-properties fo:font-variant="normal" fo:text-transform="none" fo:color="#008e9b" style:text-line-through-style="none" style:text-line-through-type="none" style:font-name="sofia pro semi boldregular" fo:font-size="12pt" fo:letter-spacing="normal" fo:font-style="normal" style:text-underline-style="none" fo:font-weight="bold" style:text-blinking="false" fo:background-color="transparent" loext:char-shading-value="0"/>
    </style:style>
    <style:style style:name="T4" style:family="text">
      <style:text-properties fo:font-variant="normal" fo:text-transform="none" fo:color="#008e9b" style:text-line-through-style="none" style:text-line-through-type="none" style:font-name="sofia pro lightregular" fo:font-size="12pt" fo:letter-spacing="normal" fo:font-style="normal" style:text-underline-style="none" fo:font-weight="normal"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1. </text:span></text:span><text:a xlink:type="simple" xlink:href="http://www.showerbucket.org/" office:target-frame-name="_blank" xlink:show="new" text:style-name="Internet_20_link" text:visited-style-name="Visited_20_Internet_20_Link"><text:span text:style-name="Strong_20_Emphasis"><text:span text:style-name="T3">Shower Bucket</text:span></text:span></text:a><text:span text:style-name="Strong_20_Emphasis"><text:span text:style-name="T1">. </text:span></text:span><text:span text:style-name="T2">Instead of letting the water pour down the drain, stick a bucket under the faucet while you wait for your shower water to heat up. You can use the water for flushing the toilet or watering your plants.</text:span></text:p>
      <text:p text:style-name="P2"><text:span text:style-name="T2"/></text:p>
      <text:p text:style-name="P2"><text:span text:style-name="Strong_20_Emphasis"><text:span text:style-name="T1">2.  Turn off the tap while brushing your teeth.</text:span></text:span><text:span text:style-name="T2"> Water comes out of the average faucet at </text:span><text:a xlink:type="simple" xlink:href="http://www.nationalgeographic.com/environment/freshwater/water-conservation-tips/" office:target-frame-name="_blank" xlink:show="new" text:style-name="Internet_20_link" text:visited-style-name="Visited_20_Internet_20_Link"><text:span text:style-name="T4">2.5 gallons per minute</text:span></text:a><text:span text:style-name="T2">. Don’t let all that water go down the drain while you brush! Turn off the faucet after you wet your brush, and leave it off until it’s time to rinse.</text:span></text:p>
      <text:p text:style-name="P2"><text:span text:style-name="T2"/></text:p>
      <text:p text:style-name="P2"><text:span text:style-name="Strong_20_Emphasis"><text:span text:style-name="T1">3. Turn off the tap while washing your hands.</text:span></text:span><text:span text:style-name="T2"> Do you need the water to run while you’re scrubbing your hands? Save a few gallons of water and turn the faucet off after you wet your hands until you need to rinse.</text:span></text:p>
      <text:p text:style-name="P2"><text:span text:style-name="T2"/></text:p>
      <text:p text:style-name="P2"><text:span text:style-name="Strong_20_Emphasis"><text:span text:style-name="T1">4. </text:span></text:span><text:a xlink:type="simple" xlink:href="http://www.care2.com/greenliving/if-its-yellow-let-it-mellow-the-great-debate.html" office:target-frame-name="_blank" xlink:show="new" text:style-name="Internet_20_link" text:visited-style-name="Visited_20_Internet_20_Link"><text:span text:style-name="Strong_20_Emphasis"><text:span text:style-name="T3">If it’s yellow, let it mellow</text:span></text:span></text:a><text:span text:style-name="Strong_20_Emphasis"><text:span text:style-name="T1">.</text:span></text:span><text:span text:style-name="T2"> This tip might not be for everyone, but the toilet is one of the most water-intensive fixtures in the house. Do you need to flush every time?</text:span></text:p>
      <text:p text:style-name="P2"><text:span text:style-name="T2"/></text:p>
      <text:p text:style-name="P2"><text:span text:style-name="Strong_20_Emphasis"><text:span text:style-name="T1">5. Fix your leaks.</text:span></text:span><text:span text:style-name="T2"> Whether you go DIY or hire a plumber, fixing leaky faucets can mean big water savings.</text:span></text:p>
      <text:p text:style-name="P2"><text:span text:style-name="T2"/></text:p>
      <text:p text:style-name="P2"><text:span text:style-name="Strong_20_Emphasis"><text:span text:style-name="T1">6. Re-use your pasta cooking liquid.</text:span></text:span><text:span text:style-name="T2"> Instead of dumping that water down the drain, try draining your pasta water into a large pot. Once it cools, you can use it to water your plants. Just make sure you wait, because if you dump that boiling water on your plants, you might harm them.</text:span></text:p>
      <text:p text:style-name="P2"><text:span text:style-name="T2"/></text:p>
      <text:p text:style-name="P2"><text:span text:style-name="Strong_20_Emphasis"><text:span text:style-name="T1">7. Head to the car wash.</text:span></text:span><text:span text:style-name="T2"> If you feel compelled to wash your car, take it to a car wash that recycles the water, rather than washing at home with the hose.</text:span></text:p>
      <text:p text:style-name="P2"><text:span text:style-name="T2"/></text:p>
      <text:p text:style-name="P2"><text:span text:style-name="Strong_20_Emphasis"><text:span text:style-name="T1">8. Cut your showers short.</text:span></text:span><text:span text:style-name="T2"> Older shower heads can use as much as </text:span><text:a xlink:type="simple" xlink:href="https://www3.epa.gov/watersense/products/showerheads.html" office:target-frame-name="_blank" xlink:show="new" text:style-name="Internet_20_link" text:visited-style-name="Visited_20_Internet_20_Link"><text:span text:style-name="T4">5 gallons of water per minute</text:span></text:a><text:span text:style-name="T2">. Speed things up in the shower for some serious water savings.</text:span></text:p>
      <text:p text:style-name="P2"><text:span text:style-name="T2"/></text:p>
      <text:p text:style-name="P2"><text:span text:style-name="Strong_20_Emphasis"><text:span text:style-name="T1">9. Choose efficient fixtures.</text:span></text:span><text:span text:style-name="T2"> Aerating your faucets, investing in a low-flow toilet, choosing efficient shower heads, and opting for a Water Sense rated dishwasher and washing machine can add up to big water savings.</text:span></text:p>
      <text:p text:style-name="P2"><text:span text:style-name="T2"/></text:p>
      <text:p text:style-name="P2"><text:span text:style-name="Strong_20_Emphasis"><text:span text:style-name="T1">10. Shrink your lawn.</text:span></text:span><text:span text:style-name="T2"> Even better: </text:span><text:a xlink:type="simple" xlink:href="http://www.care2.com/greenliving/get-off-your-grass-and-create-an-edible-lawn.html" office:target-frame-name="_blank" xlink:show="new" text:style-name="Internet_20_link" text:visited-style-name="Visited_20_Internet_20_Link"><text:span text:style-name="T4">lose the lawn</text:span></text:a><text:span text:style-name="T2"> completely. Instead, opt for a </text:span><text:a xlink:type="simple" xlink:href="http://www.care2.com/greenliving/best-drought-resistant-plants-for-your-garden.html" office:target-frame-name="_blank" xlink:show="new" text:style-name="Internet_20_link" text:visited-style-name="Visited_20_Internet_20_Link"><text:span text:style-name="T4">xeriscaped landscape</text:span></text:a><text:span text:style-name="T2"> that incorporates water wise ground cover, succulents, and other plants that thrive in drought conditions.</text:span></text:p>
      <text:p text:style-name="P2"><text:span text:style-name="T2"/></text:p>
      <text:p text:style-name="P2"><text:span text:style-name="Strong_20_Emphasis"><text:span text:style-name="T1">11. Don’t run the dishwasher or washing machine until it’s full.</text:span></text:span><text:span text:style-name="T2"> Those half-loads add up to gallons and gallons of wasted water.</text:span></text:p>
      <text:p text:style-name="P2"><text:span text:style-name="T2"/></text:p>
      <text:p text:style-name="P2"><text:soft-page-break/><text:span text:style-name="T2"/></text:p>
      <text:p text:style-name="P2"><text:span text:style-name="Strong_20_Emphasis"><text:span text:style-name="T1">12. Keep an eye on your bill to spot leaks.</text:span></text:span><text:span text:style-name="T2"> If your water bill spikes suddenly, there’s a good chance that a leak is the culprit. Call in a plumber to check your lines to save water and cash!</text:span></text:p>
      <text:p text:style-name="P2"><text:span text:style-name="T2"/></text:p>
      <text:p text:style-name="P2"><text:span text:style-name="Strong_20_Emphasis"><text:span text:style-name="T1">13. Install a </text:span></text:span><text:a xlink:type="simple" xlink:href="http://www.care2.com/greenliving/catching-rain-with-rain-barrels.html" office:target-frame-name="_blank" xlink:show="new" text:style-name="Internet_20_link" text:visited-style-name="Visited_20_Internet_20_Link"><text:span text:style-name="Strong_20_Emphasis"><text:span text:style-name="T3">rain barrel</text:span></text:span></text:a><text:span text:style-name="Strong_20_Emphasis"><text:span text:style-name="T1">.</text:span></text:span><text:span text:style-name="T2"> </text:span><text:a xlink:type="simple" xlink:href="http://bluelivingideas.com/2009/07/28/reduce-tip-reduce-water-waste-installing-rainwater-harvesting-system/" office:target-frame-name="_blank" xlink:show="new" text:style-name="Internet_20_link" text:visited-style-name="Visited_20_Internet_20_Link"><text:span text:style-name="T4">Rainwater harvesting</text:span></text:a><text:span text:style-name="T2"> is a great way to keep your plants hydrated without turning on the hose or sprinkler.</text:span></text:p>
      <text:p text:style-name="P2"><text:span text:style-name="T2"/></text:p>
      <text:p text:style-name="P2"><text:span text:style-name="Strong_20_Emphasis"><text:span text:style-name="T1">14. Flush with less.</text:span></text:span><text:span text:style-name="T2"> Older toilets use a lot of water. You can reduce your usage by sinking a half gallon jug of water in the toilet tank. Do NOT use a brick, because it will break down and the sediment can damage your tank.</text:span></text:p>
      <text:p text:style-name="P2"><text:span text:style-name="T2"/></text:p>
      <text:p text:style-name="P2"><text:span text:style-name="Strong_20_Emphasis"><text:span text:style-name="T1">15. </text:span></text:span><text:a xlink:type="simple" xlink:href="http://www.care2.com/greenliving/14-smart-efficient-ways-to-water-your-garden.html" office:target-frame-name="_blank" xlink:show="new" text:style-name="Internet_20_link" text:visited-style-name="Visited_20_Internet_20_Link"><text:span text:style-name="Strong_20_Emphasis"><text:span text:style-name="T3">Water outdoor plants</text:span></text:span></text:a><text:span text:style-name="Strong_20_Emphasis"><text:span text:style-name="T1"> in the early morning.</text:span></text:span><text:span text:style-name="T2"> You’ll need less water, since cooler morning temperatures mean losing less water to evaporation. It’s not a great idea to water in the evenings, since this can promote mold growth.</text:span></text:p>
      <text:p text:style-name="Text_20_body"><text:line-break/><text:span text:style-name="Strong_20_Emphasis"><text:span text:style-name="T1">16. Hand-washing a lot of dishes?</text:span></text:span><text:span text:style-name="T2"> Fill up your sink with water, instead of letting it run the whole time that you’re scrubbing.</text:span></text:p>
      <text:p text:style-name="P2"><text:span text:style-name="Strong_20_Emphasis"><text:span text:style-name="T1">17. Use less electricity.</text:span></text:span><text:span text:style-name="T2"> Power plants use thousands of gallons of water to cool. Do your part to conserve power, and you’re indirectly saving water, too!</text:span></text:p>
      <text:p text:style-name="P2"><text:span text:style-name="T2"/></text:p>
      <text:p text:style-name="P3"><text:span text:style-name="Strong_20_Emphasis"><text:span text:style-name="T1">18. Wash Fido outdoors.</text:span></text:span><text:span text:style-name="T2"> That way, you’re watering your yard while you’re cleaning your pup. Just make sure that the soap you’re using isn’t harmful to your plants!</text:span></text:p>
      <text:p text:style-name="P3"><text:span text:style-name="T2"/></text:p>
      <text:p text:style-name="P2"><text:span text:style-name="Strong_20_Emphasis"><text:span text:style-name="T1">19. Skip the shower from time to time.</text:span></text:span><text:span text:style-name="T2"> Do you really need to shower multiple times a day or even daily? </text:span><text:a xlink:type="simple" xlink:href="http://feelgoodstyle.com/2010/10/20/get-dirty/" office:target-frame-name="_blank" xlink:show="new" text:style-name="Internet_20_link" text:visited-style-name="Visited_20_Internet_20_Link"><text:span text:style-name="T4">Skipping even one shower a week</text:span></text:a><text:span text:style-name="T2"> adds up to big water savings.</text:span></text:p>
      <text:p text:style-name="P2"><text:span text:style-name="T2"/></text:p>
      <text:p text:style-name="P2"><text:span text:style-name="Strong_20_Emphasis"><text:span text:style-name="T1">20. Re-use grey water.</text:span></text:span><text:span text:style-name="T2"> Check to make sure that this is legal where you live, but in some areas you can do things like re-route the runoff from your clothes washer and use that water for things like flushing the toilet</text:span></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fia pro lightregular" svg:font-family="'sofia pro lightregular', Arial, Helvetica, sans-serif"/>
    <style:font-face style:name="sofia pro semi boldregular" svg:font-family="'sofia pro semi boldregular',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9T12:39:42.851245661</meta:creation-date>
    <dc:date>2018-06-19T13:14:25.027847770</dc:date>
    <meta:editing-duration>PT24M32S</meta:editing-duration>
    <meta:editing-cycles>1</meta:editing-cycles>
    <meta:document-statistic meta:table-count="0" meta:image-count="0" meta:object-count="0" meta:page-count="2" meta:paragraph-count="20" meta:word-count="686" meta:character-count="3718" meta:non-whitespace-character-count="3050"/>
    <meta:generator>LibreOffice/5.1.6.2$Linux_X86_64 LibreOffice_project/10m0$Build-2</meta:generator>
  </office:meta>
</office:document-meta>
</file>